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A2000001FC1FFCAD00CAF395B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8.35cm" fo:min-width="2.2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svg:stroke-color="#00ae00" draw:marker-start-width="0.5cm" draw:marker-end-width="0.5cm" draw:fill="none" draw:textarea-horizontal-align="justify" draw:textarea-vertical-align="middle" draw:auto-grow-height="false" fo:min-height="8.25cm" fo:min-width="2.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5" style:family="paragraph">
      <style:text-properties fo:color="#00ae00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ae00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ae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888cm" svg:height="8.96cm" svg:x="1.581cm" svg:y="0.445cm">
          <draw:image xlink:href="Pictures/10000201000002A2000001FC1FFCAD00CAF395B6.png" xlink:type="simple" xlink:show="embed" xlink:actuate="onLoad">
            <text:p/>
          </draw:image>
        </draw:frame>
        <draw:custom-shape draw:style-name="gr2" draw:text-style-name="P2" draw:layer="layout" svg:width="2.7cm" svg:height="8.6cm" svg:x="10.4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cm" svg:height="1cm" svg:x="11.4cm" svg:y="10.1cm">
          <draw:text-box>
            <text:p text:style-name="P3"><text:span text:style-name="T1">y</text:span></text:p>
          </draw:text-box>
        </draw:frame>
        <draw:line draw:style-name="gr4" draw:text-style-name="P2" draw:layer="layout" svg:x1="11.8cm" svg:y1="9.1cm" svg:x2="11.8cm" svg:y2="10.3cm">
          <text:p/>
        </draw:line>
        <draw:custom-shape draw:style-name="gr5" draw:text-style-name="P2" draw:layer="layout" svg:width="2.7cm" svg:height="8.6cm" svg:x="7.2cm" svg:y="0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3cm" svg:height="1.673cm" svg:x="8cm" svg:y="10.075cm">
          <draw:text-box>
            <text:p text:style-name="P5"><text:span text:style-name="T2">x2</text:span></text:p>
          </draw:text-box>
        </draw:frame>
        <draw:line draw:style-name="gr4" draw:text-style-name="P2" draw:layer="layout" svg:x1="8.6cm" svg:y1="9.075cm" svg:x2="8.6cm" svg:y2="10.275cm">
          <text:p/>
        </draw:line>
        <draw:custom-shape draw:style-name="gr5" draw:text-style-name="P2" draw:layer="layout" svg:width="2.7cm" svg:height="8.6cm" svg:x="4.1cm" svg:y="0.4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9.05cm" svg:x2="5.5cm" svg:y2="10.25cm">
          <text:p/>
        </draw:line>
        <draw:frame draw:style-name="gr6" draw:text-style-name="P6" draw:layer="layout" svg:width="1.3cm" svg:height="1.673cm" svg:x="4.9cm" svg:y="10.076cm">
          <draw:text-box>
            <text:p text:style-name="P5"><text:span text:style-name="T2">x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15T08:08:20.309142000</dc:date>
    <meta:editing-duration>PT7M52S</meta:editing-duration>
    <meta:editing-cycles>4</meta:editing-cycles>
    <meta:generator>LibreOffice/5.0.3.2$MacOSX_X86_64 LibreOffice_project/e5f16313668ac592c1bfb310f4390624e3dbfb75</meta:generator>
    <meta:document-statistic meta:object-count="10"/>
  </office:meta>
</office:document-meta>
</file>